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xlink="http://www.w3.org/1999/xlink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xlink="http://www.w3.org/1999/xlink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dcterms:identifier">
            <text:p>dcterms:identifier</text:p>
          </table:table-cell>
          <table:table-cell table:style-name="pd1" office:value-type="string" office:string-value="dcterms:spatial">
            <text:p>dcterms:spatial</text:p>
          </table:table-cell>
          <table:table-cell table:style-name="pd1" office:value-type="string" office:string-value="aorum:cityOfCreation">
            <text:p>aorum:cityOfCreation</text:p>
          </table:table-cell>
          <table:table-cell table:style-name="pd1" office:value-type="string" office:string-value="spatial:harmonise">
            <text:p>spatial:harmonise</text:p>
          </table:table-cell>
          <table:table-cell table:style-name="pd1" office:value-type="string" office:string-value="spatial:incertain">
            <text:p>spatial:incertain</text:p>
          </table:table-cell>
          <table:table-cell table:style-name="pd1" office:value-type="string" office:string-value="cityOfCreation:harmonise">
            <text:p>cityOfCreation:harmonise</text:p>
          </table:table-cell>
          <table:table-cell table:style-name="pd1" office:value-type="string" office:string-value="cityOfCreation:incertain">
            <text:p>cityOfCreation:incertain</text:p>
          </table:table-cell>
        </table:table-row>
        <table:table-row>
          <table:table-cell office:value-type="string" office:string-value="PBE1620FF2Lou01">
            <text:p>PBE1620FF2Lou01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string" office:string-value="Anvers">
            <text:p>Anvers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float" office:value="0">
            <text:p/>
          </table:table-cell>
          <table:table-cell office:value-type="string" office:string-value="Anvers">
            <text:p>Anver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E1630JB2Bes01">
            <text:p>PBE1630JB2Bes01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string" office:string-value="Anvers">
            <text:p>Anvers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float" office:value="0">
            <text:p/>
          </table:table-cell>
          <table:table-cell office:value-type="string" office:string-value="Anvers">
            <text:p>Anver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6AAlBud01">
            <text:p>SEm1516AAlBud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Ratisbonne">
            <text:p>Ratisbonne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Ratisbonne">
            <text:p>Ratisbo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6JvCLou01">
            <text:p>PBa1516JvCLou01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Anvers">
            <text:p>Anvers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Anvers">
            <text:p>Anver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0MSBNG01">
            <text:p>SEm1500MSBNG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Cologne">
            <text:p>Cologne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Cologne">
            <text:p>Colo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5MSBNG02">
            <text:p>SEm1505MSBNG02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Cologne">
            <text:p>Cologne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Cologne">
            <text:p>Colo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528HolJLou01">
            <text:p>Ang1528HolJLou01</text:p>
          </table:table-cell>
          <table:table-cell office:value-type="string" office:string-value="Angleterre">
            <text:p>Angleterre</text:p>
          </table:table-cell>
          <table:table-cell office:value-type="string" office:string-value="Londres">
            <text:p>Londres</text:p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  <table:table-cell office:value-type="string" office:string-value="Londres">
            <text:p>Londr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528HolJLou02">
            <text:p>Ang1528HolJLou02</text:p>
          </table:table-cell>
          <table:table-cell office:value-type="string" office:string-value="Angleterre">
            <text:p>Angleterre</text:p>
          </table:table-cell>
          <table:table-cell office:value-type="string" office:string-value="Londres">
            <text:p>Londres</text:p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  <table:table-cell office:value-type="string" office:string-value="Londres">
            <text:p>Londr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30AnoBvSE01">
            <text:p>Fra1530AnoBvSE01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0AnoBvSE01">
            <text:p>Fra1510AnoBvSE01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Beauvais">
            <text:p>Beauvais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  <table:table-cell office:value-type="string" office:string-value="Beauvais">
            <text:p>Beauvai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0AnoBvSE02">
            <text:p>Fra1510AnoBvSE02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Beauvais">
            <text:p>Beauvais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  <table:table-cell office:value-type="string" office:string-value="Beauvais">
            <text:p>Beauvai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0AnoBvSE03">
            <text:p>Fra1510AnoBvSE03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Beauvais">
            <text:p>Beauvais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  <table:table-cell office:value-type="string" office:string-value="Beauvais">
            <text:p>Beauvai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0AnoBvSE04">
            <text:p>Fra1510AnoBvSE04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Beauvais">
            <text:p>Beauvais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  <table:table-cell office:value-type="string" office:string-value="Beauvais">
            <text:p>Beauvai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50AnoArras">
            <text:p>Fra1550AnoArras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Arras">
            <text:p>Arras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  <table:table-cell office:value-type="string" office:string-value="Arras">
            <text:p>Arra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490BeugMMB">
            <text:p>Fra1490BeugMMB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Amiens">
            <text:p>Amiens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  <table:table-cell office:value-type="string" office:string-value="Amiens">
            <text:p>Amien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1BosPra">
            <text:p>PBa1501BosPra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Bois-le-Duc">
            <text:p>Bois-le-Duc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Bois-le-Duc">
            <text:p>Bois-le-Duc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2MSBatNG">
            <text:p>SEm1512MSBatNG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Cologne">
            <text:p>Cologne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Cologne">
            <text:p>Colo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6LCaNG01">
            <text:p>SEm1506LCaNG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6LCaNG02">
            <text:p>SEm1506LCaNG02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30AnoNG01">
            <text:p>SEm1530AnoNG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6QMetNG01">
            <text:p>PBa1506QMetNG01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Anvers">
            <text:p>Anvers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Anvers">
            <text:p>Anver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0QMetNG01">
            <text:p>PBa1510QMetNG01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Anvers">
            <text:p>Anvers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Anvers">
            <text:p>Anver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0QMetNG02">
            <text:p>PBa1510QMetNG02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Anvers">
            <text:p>Anvers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Anvers">
            <text:p>Anver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5GDNG01">
            <text:p>PBa1515GDNG01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Brugge (?)">
            <text:p>Brugge (?)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Brugge">
            <text:p>Brugg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PBa1515GDNG02">
            <text:p>PBa1515GDNG02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Brugge (?)">
            <text:p>Brugge (?)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Brugge">
            <text:p>Brugg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SEm1525HWertNG01">
            <text:p>SEm1525HWertNG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unich">
            <text:p>Munich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Munich">
            <text:p>Munich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533HHJNG">
            <text:p>Ang1533HHJNG</text:p>
          </table:table-cell>
          <table:table-cell office:value-type="string" office:string-value="Angleterre">
            <text:p>Angleterre</text:p>
          </table:table-cell>
          <table:table-cell office:value-type="string" office:string-value="Londres">
            <text:p>Londres</text:p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  <table:table-cell office:value-type="string" office:string-value="Londres">
            <text:p>Londr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9BaegNG01">
            <text:p>SEm1529BaegNG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Wesel">
            <text:p>Wesel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Wesel">
            <text:p>Wese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9BaegNG02">
            <text:p>SEm1529BaegNG02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4HBGNG01">
            <text:p>SEm1514HBGNG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Fribourg-en-Brisgau">
            <text:p>Fribourg-en-Brisgau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Fribourg-en-Brisgau">
            <text:p>Fribourg-en-Brisgau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2HBGNG02">
            <text:p>SEm1512HBGNG02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Strasbourg (?)">
            <text:p>Strasbourg (?)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Strasbourg">
            <text:p>Strasbour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PBa1520JMNG">
            <text:p>PBa1520JMNG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Haarlem (?)">
            <text:p>Haarlem (?)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Haarlem">
            <text:p>Haarlem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PBa1520JBellNG">
            <text:p>PBa1520JBellNG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Douai">
            <text:p>Douai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Douai">
            <text:p>Douai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50MFPNG">
            <text:p>PBa1550MFPNG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Anvers">
            <text:p>Anvers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Anvers">
            <text:p>Anver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1AmBNG01">
            <text:p>Ita1501AmBNG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Lombardie">
            <text:p>Lombardi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Lombardie">
            <text:p>Lombardi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1AmBNG02">
            <text:p>Ita1501AmBNG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Lombardie">
            <text:p>Lombardi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Lombardie">
            <text:p>Lombardi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SBottNG">
            <text:p>Ita1500SBottNG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lorence">
            <text:p>Florenc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lorence">
            <text:p>Flore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BottNG01">
            <text:p>Ita1500BottNG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lorence">
            <text:p>Florenc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lorence">
            <text:p>Flore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BottNG02">
            <text:p>Ita1500BottNG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lorence">
            <text:p>Florenc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lorence">
            <text:p>Flore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MaNG01">
            <text:p>Ita1500AMaNG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antoue (?)">
            <text:p>Mantoue (?)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Mantoue">
            <text:p>Mantou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ta1500AMaNG02">
            <text:p>Ita1500AMaNG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antoue (?)">
            <text:p>Mantoue (?)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Mantoue">
            <text:p>Mantou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ta1500AMaNG03">
            <text:p>Ita1500AMaNG03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antoue (?)">
            <text:p>Mantoue (?)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Mantoue">
            <text:p>Mantou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ta1502LCoetcollNG">
            <text:p>Ita1502LCoetcollNG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Bologne">
            <text:p>Bologn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Bologne">
            <text:p>Bolo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VFoNG">
            <text:p>Ita1500VFoNG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NPiNG01">
            <text:p>Ita1500NPiNG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rrare">
            <text:p>Ferrar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errare">
            <text:p>Ferra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NPiNG02">
            <text:p>Ita1500NPiNG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rrare">
            <text:p>Ferrar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errare">
            <text:p>Ferra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BFuNG">
            <text:p>Ita1510BFuNG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Sienne">
            <text:p>Sienn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Sienne">
            <text:p>S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5AnoNordNG01">
            <text:p>Ita1515AnoNordNG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40GFerrNG01">
            <text:p>Ita1540GFerrNG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lan (?)">
            <text:p>Milan (?)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Milan">
            <text:p>Milan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ta1522LMaNG01">
            <text:p>Ita1522LMaNG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rrare (?)">
            <text:p>Ferrare (?)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errare">
            <text:p>Ferrar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Fra1500NBeParESG">
            <text:p>Fra1500NBeParESG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Paris">
            <text:p>Paris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  <table:table-cell office:value-type="string" office:string-value="Paris">
            <text:p>Pari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54FFloKSMKA">
            <text:p>PBa1554FFloKSMKA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Anvers">
            <text:p>Anvers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Anvers">
            <text:p>Anver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5JCVLou">
            <text:p>PBa1525JCVLou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alines (?)">
            <text:p>Malines (?)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Malines">
            <text:p>Malines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PBa1525BvOBoij">
            <text:p>PBa1525BvOBoij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Bruxelles">
            <text:p>Bruxelles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Bruxelles">
            <text:p>Bruxell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0BvOCPAS">
            <text:p>PBa1520BvOCPAS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Bruxelles">
            <text:p>Bruxelles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Bruxelles">
            <text:p>Bruxell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1MSMiNYHD">
            <text:p>PBa1521MSMiNYHD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7JGoMuAPi">
            <text:p>PBa1527JGoMuAPi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ddelburg">
            <text:p>Middelburg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Middelburg">
            <text:p>Middelburg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DJaLou">
            <text:p>PBa1500DJaLou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Amsterdam">
            <text:p>Amsterdam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Amsterdam">
            <text:p>Amsterdam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30SBeLou">
            <text:p>PBa1530SBeLou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Bruges">
            <text:p>Bruges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Bruges">
            <text:p>Brug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7JGoLou">
            <text:p>PBa1517JGoLou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ddelburg (?)">
            <text:p>Middelburg (?)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Middelburg">
            <text:p>Middelbur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PBa1515JBeerNG01">
            <text:p>PBa1515JBeerNG01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Anvers">
            <text:p>Anvers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Anvers">
            <text:p>Anver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0LMaNG02">
            <text:p>Ita1520LMaNG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rrare">
            <text:p>Ferrar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errare">
            <text:p>Ferra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4LMaNG03">
            <text:p>Ita1514LMaNG03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rrare">
            <text:p>Ferrar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errare">
            <text:p>Ferra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6LMaNG04">
            <text:p>Ita1506LMaNG04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rrare">
            <text:p>Ferrar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errare">
            <text:p>Ferra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2LMaNG05">
            <text:p>Ita1522LMaNG05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rrare">
            <text:p>Ferrar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errare">
            <text:p>Ferra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35GPaNG01">
            <text:p>Ita1535GPaNG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rrare">
            <text:p>Ferrar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errare">
            <text:p>Ferra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40MoNG01">
            <text:p>Ita1540MoNG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50ASchNG01">
            <text:p>Ita1550ASchNG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Venise">
            <text:p>Venis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Venise">
            <text:p>Venis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2RaphNG01">
            <text:p>Ita1502RaphNG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5RaphNG02">
            <text:p>Ita1505RaphNG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7RaphNG03">
            <text:p>Ita1507RaphNG03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lorence (?)">
            <text:p>Florence (?)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lorence">
            <text:p>Florenc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ta1512BLoNG01">
            <text:p>Ita1512BLoNG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arpi">
            <text:p>Carpi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Carpi">
            <text:p>Carpi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38GCarpiNG01">
            <text:p>Ita1538GCarpiNG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rrare (?)">
            <text:p>Ferrare (?)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errare">
            <text:p>Ferrar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ta1520BacchNG">
            <text:p>Ita1520BacchNG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lorence">
            <text:p>Florenc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lorence">
            <text:p>Flore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7MarzNG01">
            <text:p>Ita1507MarzNG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Venise (?)">
            <text:p>Venise (?)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Venise">
            <text:p>Venis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ta1500MarzNG02">
            <text:p>Ita1500MarzNG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Venise (?)">
            <text:p>Venise (?)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Venise">
            <text:p>Venis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SEm1520AWoeMuAPi01">
            <text:p>SEm1520AWoeMuAPi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AWoeMuAPi02">
            <text:p>SEm1520AWoeMuAPi02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6HWertMuAPi01">
            <text:p>SEm1526HWertMuAPi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Landshut (?)">
            <text:p>Landshut (?)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Landshut">
            <text:p>Landshut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SEm1526HWertMuAPi02">
            <text:p>SEm1526HWertMuAPi02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Landshut (?)">
            <text:p>Landshut (?)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Landshut">
            <text:p>Landshut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PBE1598JB1NG">
            <text:p>PBE1598JB1NG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string" office:string-value="Anvers">
            <text:p>Anvers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float" office:value="0">
            <text:p/>
          </table:table-cell>
          <table:table-cell office:value-type="string" office:string-value="Anvers">
            <text:p>Anver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E1620AnoNG">
            <text:p>PBE1620AnoNG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string" office:string-value="">
            <text:p/>
          </table:table-cell>
          <table:table-cell office:value-type="string" office:string-value="Pays-Bas espagnols (XVIIᵉ s)">
            <text:p>Pays-Bas espagnols (XVIIᵉ s)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615KroGNM01">
            <text:p>SEm1615KroGNM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Schneeberg">
            <text:p>Schneeberg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Schneeberg">
            <text:p>Schneeberg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30BruyGNM">
            <text:p>SEm1530BruyGNM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Cologne">
            <text:p>Cologne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Cologne">
            <text:p>Colo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49HBeGNM">
            <text:p>SEm1549HBeGNM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Heidelberg (?)">
            <text:p>Heidelberg (?)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Heidelberg">
            <text:p>Heidelber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SEm1525HPlaGNM">
            <text:p>SEm1525HPlaGNM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Nuremberg">
            <text:p>Nuremberg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Nuremberg">
            <text:p>Nuremberg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2MSchMuAPi">
            <text:p>SEm1512MSchMuAPi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Ulm (?)">
            <text:p>Ulm (?)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Ulm">
            <text:p>Ulm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SEm1535BBeGNM">
            <text:p>SEm1535BBeGNM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unich">
            <text:p>Munich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Munich">
            <text:p>Munich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GDatLyonMBA01">
            <text:p>PBa1500GDatLyonMBA01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Bruges">
            <text:p>Bruges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Bruges">
            <text:p>Brug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BMoLyonMBA">
            <text:p>Ita1500BMoLyonMBA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5PerLyonMBA">
            <text:p>Ita1505PerLyonMBA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Pérouse (?)">
            <text:p>Pérouse (?)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Pérouse">
            <text:p>Pérous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Fra1520AnoLyonMBA01">
            <text:p>Fra1520AnoLyonMBA01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1">
            <text:p>Fra1505MMahLyonMBA01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2">
            <text:p>Fra1505MMahLyonMBA02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3">
            <text:p>Fra1505MMahLyonMBA03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4">
            <text:p>Fra1505MMahLyonMBA04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5">
            <text:p>Fra1505MMahLyonMBA05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6">
            <text:p>Fra1505MMahLyonMBA06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7">
            <text:p>Fra1505MMahLyonMBA07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8">
            <text:p>Fra1505MMahLyonMBA08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7ClGLyonMBA">
            <text:p>Fra1507ClGLyonMBA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Lyon">
            <text:p>Lyon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  <table:table-cell office:value-type="string" office:string-value="Lyon">
            <text:p>Lyon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MSCPaLyonMBA01">
            <text:p>Esp1500MSCPaLyonMBA01</text:p>
          </table:table-cell>
          <table:table-cell office:value-type="string" office:string-value="Espagne">
            <text:p>Espagne</text:p>
          </table:table-cell>
          <table:table-cell office:value-type="string" office:string-value="Castille">
            <text:p>Castille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  <table:table-cell office:value-type="string" office:string-value="Castille">
            <text:p>Castill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MSCPaLyonMBA02">
            <text:p>Esp1500MSCPaLyonMBA02</text:p>
          </table:table-cell>
          <table:table-cell office:value-type="string" office:string-value="Espagne">
            <text:p>Espagne</text:p>
          </table:table-cell>
          <table:table-cell office:value-type="string" office:string-value="Castille">
            <text:p>Castille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  <table:table-cell office:value-type="string" office:string-value="Castille">
            <text:p>Castill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623JStLyonMBA">
            <text:p>Fra1623JStLyonMBA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Rome">
            <text:p>Rome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  <table:table-cell office:value-type="string" office:string-value="Rome">
            <text:p>Rom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0AnoChMBA01">
            <text:p>SEm1500AnoChMBA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ChMBA02">
            <text:p>Ita1500AnoChMBA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lorence">
            <text:p>Florenc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lorence">
            <text:p>Flore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ChMBA03">
            <text:p>Ita1500AnoChMBA03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lorence">
            <text:p>Florenc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lorence">
            <text:p>Flore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30MRSJChMBA01">
            <text:p>Esp1530MRSJChMBA01</text:p>
          </table:table-cell>
          <table:table-cell office:value-type="string" office:string-value="Espagne">
            <text:p>Espagne</text:p>
          </table:table-cell>
          <table:table-cell office:value-type="string" office:string-value="">
            <text:p/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30MRSJChMBA02">
            <text:p>Esp1530MRSJChMBA02</text:p>
          </table:table-cell>
          <table:table-cell office:value-type="string" office:string-value="Espagne">
            <text:p>Espagne</text:p>
          </table:table-cell>
          <table:table-cell office:value-type="string" office:string-value="">
            <text:p/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637AnoGui">
            <text:p>Fra1637AnoGui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5JvCMuAPi">
            <text:p>PBa1515JvCMuAPi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Anvers (?)">
            <text:p>Anvers (?)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Anvers">
            <text:p>Anvers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PBa1557AnoPhiMA">
            <text:p>PBa1557AnoPhiMA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90FariVerCas">
            <text:p>Ita1590FariVerCas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U1629RembMH">
            <text:p>PU1629RembMH</text:p>
          </table:table-cell>
          <table:table-cell office:value-type="string" office:string-value="Provinces-Unies">
            <text:p>Provinces-Unies</text:p>
          </table:table-cell>
          <table:table-cell office:value-type="string" office:string-value="Leyde">
            <text:p>Leyde</text:p>
          </table:table-cell>
          <table:table-cell office:value-type="string" office:string-value="Provinces-Unies">
            <text:p>Provinces-Unies</text:p>
          </table:table-cell>
          <table:table-cell office:value-type="float" office:value="0">
            <text:p/>
          </table:table-cell>
          <table:table-cell office:value-type="string" office:string-value="Leyde">
            <text:p>Leyd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U1656VermMET">
            <text:p>PU1656VermMET</text:p>
          </table:table-cell>
          <table:table-cell office:value-type="string" office:string-value="Provinces-Unies">
            <text:p>Provinces-Unies</text:p>
          </table:table-cell>
          <table:table-cell office:value-type="string" office:string-value="Delft">
            <text:p>Delft</text:p>
          </table:table-cell>
          <table:table-cell office:value-type="string" office:string-value="Provinces-Unies">
            <text:p>Provinces-Unies</text:p>
          </table:table-cell>
          <table:table-cell office:value-type="float" office:value="0">
            <text:p/>
          </table:table-cell>
          <table:table-cell office:value-type="string" office:string-value="Delft">
            <text:p>Delft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U1657vMierKHM">
            <text:p>PU1657vMierKHM</text:p>
          </table:table-cell>
          <table:table-cell office:value-type="string" office:string-value="Provinces-Unies">
            <text:p>Provinces-Unies</text:p>
          </table:table-cell>
          <table:table-cell office:value-type="string" office:string-value="Leyde">
            <text:p>Leyde</text:p>
          </table:table-cell>
          <table:table-cell office:value-type="string" office:string-value="Provinces-Unies">
            <text:p>Provinces-Unies</text:p>
          </table:table-cell>
          <table:table-cell office:value-type="float" office:value="0">
            <text:p/>
          </table:table-cell>
          <table:table-cell office:value-type="string" office:string-value="Leyde">
            <text:p>Leyd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U1650SchelGuim">
            <text:p>PU1650SchelGuim</text:p>
          </table:table-cell>
          <table:table-cell office:value-type="string" office:string-value="Provinces-Unies">
            <text:p>Provinces-Unies</text:p>
          </table:table-cell>
          <table:table-cell office:value-type="string" office:string-value="">
            <text:p/>
          </table:table-cell>
          <table:table-cell office:value-type="string" office:string-value="Provinces-Unies">
            <text:p>Provinces-Unies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U165XSchelV&amp;A">
            <text:p>PU165XSchelV&amp;A</text:p>
          </table:table-cell>
          <table:table-cell office:value-type="string" office:string-value="Provinces-Unies">
            <text:p>Provinces-Unies</text:p>
          </table:table-cell>
          <table:table-cell office:value-type="string" office:string-value="">
            <text:p/>
          </table:table-cell>
          <table:table-cell office:value-type="string" office:string-value="Provinces-Unies">
            <text:p>Provinces-Unies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U1641SaenRijks">
            <text:p>PU1641SaenRijks</text:p>
          </table:table-cell>
          <table:table-cell office:value-type="string" office:string-value="Provinces-Unies">
            <text:p>Provinces-Unies</text:p>
          </table:table-cell>
          <table:table-cell office:value-type="string" office:string-value="Haarlem">
            <text:p>Haarlem</text:p>
          </table:table-cell>
          <table:table-cell office:value-type="string" office:string-value="Provinces-Unies">
            <text:p>Provinces-Unies</text:p>
          </table:table-cell>
          <table:table-cell office:value-type="float" office:value="0">
            <text:p/>
          </table:table-cell>
          <table:table-cell office:value-type="string" office:string-value="Haarlem">
            <text:p>Haarlem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RomSMSM">
            <text:p>Ita1500ARomSMSM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Rome">
            <text:p>Rom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Rome">
            <text:p>Rom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5SGattiAQMNaz">
            <text:p>Ita1505SGattiAQMNaz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1MAqRietiMC">
            <text:p>Ita1511MAqRietiMC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8AnoRMSJeanLatran">
            <text:p>Ita1508AnoRMSJeanLatran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Rome">
            <text:p>Rom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Rome">
            <text:p>Rom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37BecLou01">
            <text:p>Ita1537BecLou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Sienne">
            <text:p>Sienn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Sienne">
            <text:p>S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37BecLou02">
            <text:p>Ita1537BecLou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Sienne">
            <text:p>Sienn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Sienne">
            <text:p>S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0AnoLou">
            <text:p>Ita1460Ano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4CaroLou">
            <text:p>Ita1524Caro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4BZeLou01">
            <text:p>Ita1494BZeLou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lan (?)">
            <text:p>Milan (?)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Milan">
            <text:p>Milan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ta1536GRoLou01">
            <text:p>Ita1536GRoLou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antoue">
            <text:p>Mantou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Mantoue">
            <text:p>Manto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7PontLou">
            <text:p>Ita1517Pont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69ACaLou">
            <text:p>Ita1569ACa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lan (?)">
            <text:p>Milan (?)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Milan">
            <text:p>Milan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ta1516SaccLou">
            <text:p>Ita1516Sacc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5GCalLou">
            <text:p>Ita1525GCal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6LCoLou">
            <text:p>Ita1506LCo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8AdSLou01">
            <text:p>Ita1518AdSLou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rance">
            <text:p>Franc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rance">
            <text:p>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3RaphLou01">
            <text:p>Ita1503RaphLou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PerLou01">
            <text:p>Ita1475PerLou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Pérouse (?)">
            <text:p>Pérouse (?)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Pérouse">
            <text:p>Pérous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ta1500BoltLou">
            <text:p>Ita1500Bolt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80AnoLou01">
            <text:p>Ita1580AnoLou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BPeLou">
            <text:p>Ita1500BPe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BLuLou01">
            <text:p>Ita1500BLuLou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670CDoLou01">
            <text:p>Ita1670CDoLou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lorence">
            <text:p>Florenc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lorence">
            <text:p>Flore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653CDoLou 02">
            <text:p>Ita1653CDoLou 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lorence">
            <text:p>Florenc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lorence">
            <text:p>Flore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40PBoLou">
            <text:p>Ita1540PBo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5GSavLou">
            <text:p>Ita1525GSav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88TintoLou">
            <text:p>Ita1588Tinto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Venise">
            <text:p>Venis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Venise">
            <text:p>Venis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75JBaLou">
            <text:p>Ita1575JBa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55VeroLou">
            <text:p>Ita1555Vero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Venise">
            <text:p>Venis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Venise">
            <text:p>Venis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50PdCLou">
            <text:p>Ita1450PdC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lorence">
            <text:p>Florenc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lorence">
            <text:p>Flore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PerLou02">
            <text:p>Ita1475PerLou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LdCLou01">
            <text:p>Ita1480LdCLou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7RaphLou02">
            <text:p>Ita1507RaphLou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lorence">
            <text:p>Florenc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lorence">
            <text:p>Flore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MdOLou">
            <text:p>Ita1500MdO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OrtLou">
            <text:p>Ita1500Ort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600AnoLou02">
            <text:p>Ita1600AnoLou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1AMaLou01">
            <text:p>Ita1481AMaLou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antoue">
            <text:p>Mantou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Mantoue">
            <text:p>Manto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56AMaLou02">
            <text:p>Ita1456AMaLou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Padoue">
            <text:p>Padou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Padoue">
            <text:p>Pado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BdGLou01">
            <text:p>Ita1475BdGLou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lorence">
            <text:p>Florenc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lorence">
            <text:p>Flore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5AMaLou03">
            <text:p>Ita1495AMaLou03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antoue">
            <text:p>Mantou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Mantoue">
            <text:p>Manto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MaLou04">
            <text:p>Ita1500AMaLou04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antoue">
            <text:p>Mantou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Mantoue">
            <text:p>Manto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6AMaLou05">
            <text:p>Ita1496AMaLou05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antoue">
            <text:p>Mantou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Mantoue">
            <text:p>Manto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BATLou01">
            <text:p>Ita1500BATLou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BdGLou02">
            <text:p>Ita1475BdGLou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lorence">
            <text:p>Florenc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lorence">
            <text:p>Flore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FnoLiLou01">
            <text:p>Ita1475FnoLiLou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FnoLiLou02">
            <text:p>Ita1475FnoLiLou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lorence (?)">
            <text:p>Florence (?)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lorence">
            <text:p>Florenc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ta1475LdVLou">
            <text:p>Ita1475LdV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Vérone (?)">
            <text:p>Vérone (?)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Vérone">
            <text:p>Véron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ta1475SodLou">
            <text:p>Ita1475Sod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50BdPLou">
            <text:p>Ita1450BdP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antoue (?)">
            <text:p>Mantoue (?)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Mantoue">
            <text:p>Mantou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ta1507ASolLou01">
            <text:p>Ita1507ASolLou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9ASolLou02">
            <text:p>Ita1509ASolLou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6RaphLou04">
            <text:p>Ita1516RaphLou04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6RaphLou05">
            <text:p>Ita1516RaphLou05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Rome">
            <text:p>Rom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Rome">
            <text:p>Rom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1RaphLou06">
            <text:p>Ita1501RaphLou06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ittà di Castello">
            <text:p>Città di Castello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Città di Castello">
            <text:p>Città di Castello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5AdSLou02">
            <text:p>Ita1515AdSLou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lorence">
            <text:p>Florenc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lorence">
            <text:p>Flore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2PerLou03">
            <text:p>Ita1502PerLou03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6LoSpLou">
            <text:p>Ita1506LoSp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LMaLou">
            <text:p>Ita1500LMa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rrare (?)">
            <text:p>Ferrare (?)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errare">
            <text:p>Ferrar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ta1500GaroLou01">
            <text:p>Ita1500GaroLou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rrare">
            <text:p>Ferrar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errare">
            <text:p>Ferra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GdBLou">
            <text:p>Ita1475GdB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6MAlbLou">
            <text:p>Ita1506MAlb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lorence">
            <text:p>Florenc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lorence">
            <text:p>Flore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BZeLou02">
            <text:p>Ita1475BZeLou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PerLou04">
            <text:p>Ita1475PerLou04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Pérouse (?)">
            <text:p>Pérouse (?)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Pérouse">
            <text:p>Pérous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ta1475PerLou05">
            <text:p>Ita1475PerLou05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FMaLou">
            <text:p>Ita1500FMa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AmBLou01">
            <text:p>Ita1475AmBLou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AmBLou02">
            <text:p>Ita1475AmBLou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AmBLou03">
            <text:p>Ita1475AmBLou03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0CBraLouA">
            <text:p>Ita1490CBraLouA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0CBraLouC">
            <text:p>Ita1490CBraLouC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0CBraLouB">
            <text:p>Ita1490CBraLouB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50GBelLou01">
            <text:p>Ita1450GBelLou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50GBelLou02">
            <text:p>Ita1450GBelLou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50AnoLou03">
            <text:p>Ita1450AnoLou03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50AnoLou04">
            <text:p>Ita1450AnoLou04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4LdCLou02">
            <text:p>Ita1494LdCLou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Lou05">
            <text:p>Ita1500AnoLou05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Lou06">
            <text:p>Ita1500AnoLou06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Lou06">
            <text:p>Ita1500AnoLou06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AnoLou07">
            <text:p>Ita1510AnoLou07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3SBottLou03">
            <text:p>Ita14Q3SBottLou03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3FnoLiLou03">
            <text:p>Ita14Q3FnoLiLou03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lorence">
            <text:p>Florenc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lorence">
            <text:p>Flore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4NdLLouD">
            <text:p>Ita14Q4NdLLouD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oligno">
            <text:p>Foligno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oligno">
            <text:p>Foligno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4NdLLouE">
            <text:p>Ita14Q4NdLLou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oligno">
            <text:p>Foligno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oligno">
            <text:p>Foligno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4NdLLouA">
            <text:p>Ita14Q4NdLLouA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oligno">
            <text:p>Foligno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oligno">
            <text:p>Foligno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4NdLLouC">
            <text:p>Ita14Q4NdLLouC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oligno">
            <text:p>Foligno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oligno">
            <text:p>Foligno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4NdLLouB">
            <text:p>Ita14Q4NdLLouB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oligno">
            <text:p>Foligno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oligno">
            <text:p>Foligno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0AnoLou08">
            <text:p>Ita1460AnoLou08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Sienne">
            <text:p>Sienn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Sienne">
            <text:p>S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2NdLaLou">
            <text:p>Ita1492NdLa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Sienne">
            <text:p>Sienn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Sienne">
            <text:p>S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3GdPLou">
            <text:p>Ita14Q3GdP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2PintuLou">
            <text:p>Ita1502Pintu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0AnoLou09">
            <text:p>Ita1460AnoLou09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Q1SBottLou04">
            <text:p>Ita15Q1SBottLou04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BATLou02">
            <text:p>Ita1475BATLou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3PerLou06">
            <text:p>Ita14Q3PerLou06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lorence (?)">
            <text:p>Florence (?)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lorence">
            <text:p>Florenc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ta14Q3PerLou07">
            <text:p>Ita14Q3PerLou07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lorence (?)">
            <text:p>Florence (?)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lorence">
            <text:p>Florenc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ta14Q3PerLou08">
            <text:p>Ita14Q3PerLou08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lorence (?)">
            <text:p>Florence (?)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lorence">
            <text:p>Florenc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ta15X1GaroLou02">
            <text:p>Ita15X1GaroLou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SellLou">
            <text:p>Ita1475Sell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3SBottLou05">
            <text:p>Ita14Q3SBottLou05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50LoSpLou01">
            <text:p>Ita1450LoSpLou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Lou07">
            <text:p>Ita1500AnoLou07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FFrLou">
            <text:p>Ita1475FFr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X2AnoLou">
            <text:p>Ita15X2Ano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LdCLou">
            <text:p>Ita1475LdC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3FFrLou">
            <text:p>Ita1513FFr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Bologne (?)">
            <text:p>Bologne (?)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Bologne">
            <text:p>Bologn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taLFa1513Lou">
            <text:p>ItaLFa1513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RaphLou">
            <text:p>Ita1500Raph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X1MDALou">
            <text:p>Ita15X1MDA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X2GMuzLou">
            <text:p>Ita15X2GMuz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1LoSpLou02">
            <text:p>Ita1511LoSpLou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4NPiLou">
            <text:p>Ita14Q4NPi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PCoccLou">
            <text:p>Ita1500PCocc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3SignoLou">
            <text:p>Ita1493Signo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75OrtLou">
            <text:p>Ita1575Ort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4GdiPaLou">
            <text:p>Ita1504GdiPa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8BFaLou">
            <text:p>Ita1518BFa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Gênes">
            <text:p>Gênes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Gênes">
            <text:p>Gên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X1AnoLou">
            <text:p>Ita15X1Ano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Lou08">
            <text:p>Ita1500AnoLou08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HWertBNM01">
            <text:p>SEm1515HWertBNM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Landshut (?)">
            <text:p>Landshut (?)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Landshut">
            <text:p>Landshut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SEm1515HWertBNM02">
            <text:p>SEm1515HWertBNM02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Landshut (?)">
            <text:p>Landshut (?)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Landshut">
            <text:p>Landshut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SEm1515HWertBNM03">
            <text:p>SEm1515HWertBNM03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Landshut (?)">
            <text:p>Landshut (?)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Landshut">
            <text:p>Landshut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SEm1515HWertBNM04">
            <text:p>SEm1515HWertBNM04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Landshut (?)">
            <text:p>Landshut (?)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Landshut">
            <text:p>Landshut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ta1530GaroPamph">
            <text:p>Ita1530GaroPamph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rrare">
            <text:p>Ferrar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errare">
            <text:p>Ferra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8GaroPamph">
            <text:p>Ita1518GaroPamph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rrare">
            <text:p>Ferrar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errare">
            <text:p>Ferra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E1610JB1atPamph01">
            <text:p>PBE1610JB1atPamph01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string" office:string-value="Bruxelles (?)">
            <text:p>Bruxelles (?)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float" office:value="0">
            <text:p/>
          </table:table-cell>
          <table:table-cell office:value-type="string" office:string-value="Bruxelles">
            <text:p>Bruxelles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PBE1600JB1HB1Pamph01">
            <text:p>PBE1600JB1HB1Pamph01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string" office:string-value="Anvers (?)">
            <text:p>Anvers (?)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float" office:value="0">
            <text:p/>
          </table:table-cell>
          <table:table-cell office:value-type="string" office:string-value="Anvers">
            <text:p>Anvers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ta1510LMaPamph01">
            <text:p>Ita1510LMaPamph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rrare">
            <text:p>Ferrar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errare">
            <text:p>Ferra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600VanniPamph">
            <text:p>Ita1600VanniPamph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Sienne">
            <text:p>Sienn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Sienne">
            <text:p>S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5AnoFerrPamph">
            <text:p>Ita1525AnoFerrPamph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rrare">
            <text:p>Ferrar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errare">
            <text:p>Ferra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5BStriGNM">
            <text:p>SEm1505BStriGNM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emmingen">
            <text:p>Memmingen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Memmingen">
            <text:p>Memmingen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84LCaJGNM">
            <text:p>SEm1584LCaJGNM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Wittenberg">
            <text:p>Wittenberg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Wittenberg">
            <text:p>Wittenberg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8AAlGNM">
            <text:p>SEm1518AAlGNM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Ratisbonne">
            <text:p>Ratisbonne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Ratisbonne">
            <text:p>Ratisbo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AAlGNM01">
            <text:p>SEm1520AAlGNM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Ratisbonne">
            <text:p>Ratisbonne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Ratisbonne">
            <text:p>Ratisbo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AAlGNM02">
            <text:p>SEm1520AAlGNM02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Ratisbonne">
            <text:p>Ratisbonne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Ratisbonne">
            <text:p>Ratisbo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AAlGNM03">
            <text:p>SEm1520AAlGNM03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Ratisbonne">
            <text:p>Ratisbonne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Ratisbonne">
            <text:p>Ratisbo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MRSbGNM01">
            <text:p>SEm1515MRSbGNM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Augsbourg">
            <text:p>Augsbourg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Augsbourg">
            <text:p>Augsbourg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MRSbGNM02">
            <text:p>SEm1515MRSbGNM02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Augsbourg">
            <text:p>Augsbourg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Augsbourg">
            <text:p>Augsbourg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2BBeGNM01">
            <text:p>SEm1522BBeGNM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Franken">
            <text:p>Franken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Franken">
            <text:p>Franken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2BBeGNM02">
            <text:p>SEm1522BBeGNM02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Franken">
            <text:p>Franken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Franken">
            <text:p>Franken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5MGutGNM01">
            <text:p>SEm1505MGutGNM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densee">
            <text:p>Bodensee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Bodensee">
            <text:p>Bodense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5MGutGNM02">
            <text:p>SEm1505MGutGNM02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densee">
            <text:p>Bodensee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Bodensee">
            <text:p>Bodense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1">
            <text:p>CH1480MOeBDiBA01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Baden">
            <text:p>Baden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  <table:table-cell office:value-type="string" office:string-value="Baden">
            <text:p>Baden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516AnoDiBA01A">
            <text:p>CH1516AnoDiBA01A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516AnoDiBA01B">
            <text:p>CH1516AnoDiBA01B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2A">
            <text:p>CH1480MOeBDiBA02A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Baden">
            <text:p>Baden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  <table:table-cell office:value-type="string" office:string-value="Baden">
            <text:p>Baden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2B">
            <text:p>CH1480MOeBDiBA02B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Baden">
            <text:p>Baden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  <table:table-cell office:value-type="string" office:string-value="Baden">
            <text:p>Baden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2C">
            <text:p>CH1480MOeBDiBA02C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Baden">
            <text:p>Baden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  <table:table-cell office:value-type="string" office:string-value="Baden">
            <text:p>Baden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2D">
            <text:p>CH1480MOeBDiBA02D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Baden">
            <text:p>Baden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  <table:table-cell office:value-type="string" office:string-value="Baden">
            <text:p>Baden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3A">
            <text:p>CH1480MOeBDiBA03A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Baden">
            <text:p>Baden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  <table:table-cell office:value-type="string" office:string-value="Baden">
            <text:p>Baden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3B">
            <text:p>CH1480MOeBDiBA03B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Baden">
            <text:p>Baden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  <table:table-cell office:value-type="string" office:string-value="Baden">
            <text:p>Baden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500AnoDiBA01">
            <text:p>CH1500AnoDiBA01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0AnoDiBA01">
            <text:p>Fra1500AnoDiBA01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VFoDiBA">
            <text:p>Ita1480VFoDiBA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600AnoDiBA01">
            <text:p>Fra1600AnoDiBA01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5XAnoDiBA">
            <text:p>Fra155XAnoDiBA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ComDiBA">
            <text:p>Fra1505MComDiBA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Dijon">
            <text:p>Dijon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  <table:table-cell office:value-type="string" office:string-value="Dijon">
            <text:p>Dijon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BramRijks01">
            <text:p>Ita1500BramRijks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lan (?)">
            <text:p>Milan (?)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Milan">
            <text:p>Milan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ta1510LMaRijks01">
            <text:p>Ita1510LMaRijks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rrare (?)">
            <text:p>Ferrare (?)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errare">
            <text:p>Ferrar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ta1490LCoRijks01">
            <text:p>Ita1490LCoRijks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5SellRijks01">
            <text:p>Ita1485SellRijks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0ZagaRijks01">
            <text:p>Ita1470ZagaRijks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5GaroRijks01">
            <text:p>Ita1515GaroRijks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5GFerrRijks01">
            <text:p>Ita1525GFerrRijks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475AnoRijks01">
            <text:p>Esp1475AnoRijks01</text:p>
          </table:table-cell>
          <table:table-cell office:value-type="string" office:string-value="Espagne">
            <text:p>Espagne</text:p>
          </table:table-cell>
          <table:table-cell office:value-type="string" office:string-value="">
            <text:p/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0AnoRijks01">
            <text:p>SEm1490AnoRijks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57AnoRijks01">
            <text:p>PBa1557AnoRijks01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MPerrRijks01">
            <text:p>PBa1500MPerrRijks01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Anvers">
            <text:p>Anvers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Anvers">
            <text:p>Anver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35GaroRijks01">
            <text:p>Ita1535GaroRijks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80MLUrsRijks01">
            <text:p>SEm1480MLUrsRijks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ruges">
            <text:p>Bruges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Bruges">
            <text:p>Brug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2CimaRijks01">
            <text:p>Ita1512CimaRijks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0AnoRijks01">
            <text:p>SEm1500AnoRijks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75GleisRijks">
            <text:p>SEm1475GleisRijks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0AnoRijks02">
            <text:p>SEm1500AnoRijks02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MAlleRijks01">
            <text:p>Ita1480MAlleRijks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lorence (?)">
            <text:p>Florence (?)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lorence">
            <text:p>Florenc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ta1481VCriRijks01">
            <text:p>Ita1481VCriRijks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Venise (?)">
            <text:p>Venise (?)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Venise">
            <text:p>Venis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ta1500AmBRijks01">
            <text:p>Ita1500AmBRijks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0MacrRijks01">
            <text:p>Ita1490MacrRijks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5PordRijks01">
            <text:p>Ita1525PordRijks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MFogoRijks01">
            <text:p>Ita1510MFogoRijks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U1609AnoRijks01">
            <text:p>PU1609AnoRijks01</text:p>
          </table:table-cell>
          <table:table-cell office:value-type="string" office:string-value="Provinces-Unies">
            <text:p>Provinces-Unies</text:p>
          </table:table-cell>
          <table:table-cell office:value-type="string" office:string-value="">
            <text:p/>
          </table:table-cell>
          <table:table-cell office:value-type="string" office:string-value="Provinces-Unies">
            <text:p>Provinces-Unies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U1627vBorcRijks">
            <text:p>PU1627vBorcRijks</text:p>
          </table:table-cell>
          <table:table-cell office:value-type="string" office:string-value="Provinces-Unies">
            <text:p>Provinces-Unies</text:p>
          </table:table-cell>
          <table:table-cell office:value-type="string" office:string-value="Utrecht">
            <text:p>Utrecht</text:p>
          </table:table-cell>
          <table:table-cell office:value-type="string" office:string-value="Provinces-Unies">
            <text:p>Provinces-Unies</text:p>
          </table:table-cell>
          <table:table-cell office:value-type="float" office:value="0">
            <text:p/>
          </table:table-cell>
          <table:table-cell office:value-type="string" office:string-value="Utrecht">
            <text:p>Utrecht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E1610FF2Rijks">
            <text:p>PBE1610FF2Rijks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string" office:string-value="Anvers">
            <text:p>Anvers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float" office:value="0">
            <text:p/>
          </table:table-cell>
          <table:table-cell office:value-type="string" office:string-value="Anvers">
            <text:p>Anver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E1616FF2Rijks">
            <text:p>PBE1616FF2Rijks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string" office:string-value="Anvers">
            <text:p>Anvers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float" office:value="0">
            <text:p/>
          </table:table-cell>
          <table:table-cell office:value-type="string" office:string-value="Anvers">
            <text:p>Anver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600BosRijks">
            <text:p>PBa1600BosRijks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8FraBSMarc">
            <text:p>Ita1498FraBSMarc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SMarc">
            <text:p>Ita1500AnoSMarc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lorence (?)">
            <text:p>Florence (?)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lorence">
            <text:p>Florenc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ta1463AMaOff">
            <text:p>Ita1463AMa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VerroetLeoVOff">
            <text:p>Ita1475VerroetLeoV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lorence">
            <text:p>Florenc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lorence">
            <text:p>Flore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2LeoVOff">
            <text:p>Ita1472LeoV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lorence">
            <text:p>Florenc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lorence">
            <text:p>Flore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8FnoLiOff">
            <text:p>Ita1478FnoLi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lorence">
            <text:p>Florenc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lorence">
            <text:p>Flore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3FnoLiOff">
            <text:p>Ita1493FnoLi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lorence">
            <text:p>Florenc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lorence">
            <text:p>Flore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6FnoLiOff">
            <text:p>Ita1496FnoLi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lorence">
            <text:p>Florenc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lorence">
            <text:p>Flore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5SBottOff1">
            <text:p>Ita1495SBottOff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lorence">
            <text:p>Florenc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lorence">
            <text:p>Flore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5SBottOff">
            <text:p>Ita1485SBott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lorence">
            <text:p>Florenc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lorence">
            <text:p>Flore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7SBottOff">
            <text:p>Ita1487SBott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lorence">
            <text:p>Florenc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lorence">
            <text:p>Flore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8SBottOff">
            <text:p>Ita1488SBott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lorence">
            <text:p>Florenc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lorence">
            <text:p>Flore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9SBottOff">
            <text:p>Ita1489SBott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lorence">
            <text:p>Florenc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lorence">
            <text:p>Flore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0PredisOff">
            <text:p>Ita1490Predis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2PerOff1">
            <text:p>Ita1492PerOff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lorence">
            <text:p>Florenc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lorence">
            <text:p>Flore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3PerOff">
            <text:p>Ita1493Per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lorence">
            <text:p>Florenc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lorence">
            <text:p>Flore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PalmOff">
            <text:p>Ita1500Palm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MemOff">
            <text:p>Ita1500Mem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5LdCOff">
            <text:p>Ita1495LdC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5LdCOff1">
            <text:p>Ita1505LdCOff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lorence">
            <text:p>Florenc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lorence">
            <text:p>Flore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5FMainOff">
            <text:p>Ita1505FMain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5SignoOff">
            <text:p>Ita1485Signo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SignoOff1">
            <text:p>Ita1510SignoOff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AnoOff">
            <text:p>Ita1510Ano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3RaphOff01">
            <text:p>Ita1503RaphOff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8RaphOff">
            <text:p>Ita1518Raph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BrescOff">
            <text:p>Ita1510Bresc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BugiaOff">
            <text:p>Ita1510Bugia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AdSOff">
            <text:p>Ita1510AdS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5AdSOff">
            <text:p>Ita1515AdS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3IndacOff">
            <text:p>Ita1513Indac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5GranOff">
            <text:p>Ita1515Gran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lorence">
            <text:p>Florenc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lorence">
            <text:p>Flore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7GranOff">
            <text:p>Ita1517Gran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BugiaOff1">
            <text:p>Ita1510BugiaOff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lorence">
            <text:p>Florenc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lorence">
            <text:p>Flore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7BacchOff">
            <text:p>Ita1517Bacch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lorence">
            <text:p>Florenc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lorence">
            <text:p>Flore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5PuliOff">
            <text:p>Ita1515Puli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lorence">
            <text:p>Florenc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lorence">
            <text:p>Flore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2LeonbrOff">
            <text:p>Ita1522Leonbr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antoue (?)">
            <text:p>Mantoue (?)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Mantoue">
            <text:p>Mantou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ta1512PiombOff">
            <text:p>Ita1512Piomb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Rome">
            <text:p>Rom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Rome">
            <text:p>Rom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4MAlbChaBA">
            <text:p>Ita1474MAlbChaBA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lorence (?)">
            <text:p>Florence (?)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lorence">
            <text:p>Florenc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ta1459GBelCollP">
            <text:p>Ita1459GBelCollP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50GCozLMdPP">
            <text:p>Ita1450GCozLMdPP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616CDoMarBA">
            <text:p>Ita1616CDoMarBA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0DGhiLou">
            <text:p>Ita1460DGhi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450MdRedPra03">
            <text:p>PBa1450MdRedPra03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435WeydPra">
            <text:p>PBa1435WeydPra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445NFrancPra">
            <text:p>Esp1445NFrancPra</text:p>
          </table:table-cell>
          <table:table-cell office:value-type="string" office:string-value="Espagne">
            <text:p>Espagne</text:p>
          </table:table-cell>
          <table:table-cell office:value-type="string" office:string-value="">
            <text:p/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7GRoGFPenPra">
            <text:p>Ita1517GRoGFPenPra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0JBeerEco">
            <text:p>PBa1520JBeerEco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Anvers">
            <text:p>Anvers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Anvers">
            <text:p>Anver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6MdOgEco">
            <text:p>Ita1506MdOgEco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lan">
            <text:p>Milan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Milan">
            <text:p>Milan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AnoEco01">
            <text:p>Ita1480AnoEco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AnoEco02">
            <text:p>Ita1480AnoEco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AnoEco03">
            <text:p>Ita1480AnoEco03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AnoEco04">
            <text:p>Ita1480AnoEco04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5SBottEco">
            <text:p>Ita1505SBottEco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9NBeEco">
            <text:p>Fra1519NBeEco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0AnoEco01">
            <text:p>Fra1500AnoEco01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0AnoEco02">
            <text:p>Fra1500AnoEco02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5JLioEco01">
            <text:p>Fra1515JLioEco01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5JLioEco02">
            <text:p>Fra1515JLioEco02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5JLioEco03">
            <text:p>Fra1515JLioEco03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AnoEco">
            <text:p>Esp1500AnoEco</text:p>
          </table:table-cell>
          <table:table-cell office:value-type="string" office:string-value="Espagne">
            <text:p>Espagne</text:p>
          </table:table-cell>
          <table:table-cell office:value-type="string" office:string-value="">
            <text:p/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600AnoEco">
            <text:p>Fra1600AnoEco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468GallDiBA">
            <text:p>Esp1468GallDiBA</text:p>
          </table:table-cell>
          <table:table-cell office:value-type="string" office:string-value="Espagne">
            <text:p>Espagne</text:p>
          </table:table-cell>
          <table:table-cell office:value-type="string" office:string-value="">
            <text:p/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625NomeDiBA">
            <text:p>Ita1625NomeDiBA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ples">
            <text:p>Naples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Naples">
            <text:p>Napl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E1500AnoMons">
            <text:p>PBE1500AnoMons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string" office:string-value="">
            <text:p/>
          </table:table-cell>
          <table:table-cell office:value-type="string" office:string-value="Pays-Bas espagnols (XVIIᵉ s)">
            <text:p>Pays-Bas espagnols (XVIIᵉ s)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GallCollP">
            <text:p>Esp1500GallCollP</text:p>
          </table:table-cell>
          <table:table-cell office:value-type="string" office:string-value="Espagne">
            <text:p>Espagne</text:p>
          </table:table-cell>
          <table:table-cell office:value-type="string" office:string-value="Castille">
            <text:p>Castille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  <table:table-cell office:value-type="string" office:string-value="Castille">
            <text:p>Castill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486SedaCollP">
            <text:p>Esp1486SedaCollP</text:p>
          </table:table-cell>
          <table:table-cell office:value-type="string" office:string-value="Espagne">
            <text:p>Espagne</text:p>
          </table:table-cell>
          <table:table-cell office:value-type="string" office:string-value="Burgos (?)">
            <text:p>Burgos (?)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  <table:table-cell office:value-type="string" office:string-value="Burgos">
            <text:p>Burgos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Esp1491PBerrPra01">
            <text:p>Esp1491PBerrPra01</text:p>
          </table:table-cell>
          <table:table-cell office:value-type="string" office:string-value="Espagne">
            <text:p>Espagne</text:p>
          </table:table-cell>
          <table:table-cell office:value-type="string" office:string-value="Ávila">
            <text:p>Ávila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  <table:table-cell office:value-type="string" office:string-value="Ávila">
            <text:p>Ávila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8JBorgoDallas">
            <text:p>Esp1508JBorgoDallas</text:p>
          </table:table-cell>
          <table:table-cell office:value-type="string" office:string-value="Espagne">
            <text:p>Espagne</text:p>
          </table:table-cell>
          <table:table-cell office:value-type="string" office:string-value="Tolède">
            <text:p>Tolède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  <table:table-cell office:value-type="string" office:string-value="Tolède">
            <text:p>Tolèd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AnoMASA01">
            <text:p>Por1500AnoMASA01</text:p>
          </table:table-cell>
          <table:table-cell office:value-type="string" office:string-value="Portugal (?)">
            <text:p>Portugal (?)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AnoMASA02">
            <text:p>Por1500AnoMASA02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485AnoFCG">
            <text:p>PBa1485AnoFCG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VGilEFMdC">
            <text:p>Por1500VGilEFMdC</text:p>
          </table:table-cell>
          <table:table-cell office:value-type="string" office:string-value="Portugal">
            <text:p>Portugal</text:p>
          </table:table-cell>
          <table:table-cell office:value-type="string" office:string-value="Coimbra">
            <text:p>Coimbra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Coimbra">
            <text:p>Coimbra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30FCarloEFMdC">
            <text:p>Por1530FCarloEFMdC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EFMdC01">
            <text:p>Por1508FHenrEFMdC01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FCarloEFMdC">
            <text:p>Por1520FCarloEFMdC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EFMdC02">
            <text:p>Por1508FHenrEFMdC02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EFMdC03">
            <text:p>Por1508FHenrEFMdC03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50AnoEFMdC">
            <text:p>Ita1550AnoEFMdC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5AYsenEFMdC">
            <text:p>PBa1525AYsenEFMdC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MREEFMdC">
            <text:p>PBa1500MREEFMdC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Bruges">
            <text:p>Bruges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Bruges">
            <text:p>Brug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50AnoEFMdC_01">
            <text:p>Por1550AnoEFMdC_01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52DConEFMdC">
            <text:p>Por1552DConEFMdC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50DConEFMdC_01">
            <text:p>Por1550DConEFMdC_01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40DConEFMdC">
            <text:p>Por1540DConEFMdC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5PontDiBA">
            <text:p>Ita1515PontDiBA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50DConEFMdC_02">
            <text:p>Por1550DConEFMdC_02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46DConEFMdC">
            <text:p>Por1546DConEFMdC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50AnoEFMdC_02">
            <text:p>Por1550AnoEFMdC_02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44GLopEFMdC01">
            <text:p>Por1544GLopEFMdC01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44GLopEFMdC02">
            <text:p>Por1544GLopEFMdC02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5AnoEFMdC">
            <text:p>Por1525AnoEFMdC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30AnoEFMdC01">
            <text:p>Por1530AnoEFMdC01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30AnoEFMdC02">
            <text:p>Por1530AnoEFMdC02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15PNunEFMdC01">
            <text:p>Por1615PNunEFMdC01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15PNunEFMdC02">
            <text:p>Por1615PNunEFMdC02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30GLopMMIPO">
            <text:p>Por1530GLopMMIPO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90DTeixAdCosMMIPO">
            <text:p>Por1590DTeixAdCosMMIPO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5CdCoMMIPO">
            <text:p>PBa1515CdCoMMIPO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91DTeixMMIPO01">
            <text:p>Por1591DTeixMMIPO01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91DTeixMMIPO02">
            <text:p>Por1591DTeixMMIPO02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91DTeixMMIPO03">
            <text:p>Por1591DTeixMMIPO03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47JAyaMNSR">
            <text:p>Por1647JAyaMNSR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FCarloMNSR">
            <text:p>Por1520FCarloMNSR</text:p>
          </table:table-cell>
          <table:table-cell office:value-type="string" office:string-value="Portugal">
            <text:p>Portugal</text:p>
          </table:table-cell>
          <table:table-cell office:value-type="string" office:string-value="Évora">
            <text:p>Évora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Évora">
            <text:p>Évora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WMuelMNSR">
            <text:p>PBa1500WMuelMNSR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Anvers">
            <text:p>Anvers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Anvers">
            <text:p>Anver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1VFernaMNSR01">
            <text:p>Por1511VFernaMNSR01</text:p>
          </table:table-cell>
          <table:table-cell office:value-type="string" office:string-value="Portugal">
            <text:p>Portugal</text:p>
          </table:table-cell>
          <table:table-cell office:value-type="string" office:string-value="Viseu">
            <text:p>Viseu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Viseu">
            <text:p>Viseu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1VFernaMNSR02">
            <text:p>Por1511VFernaMNSR02</text:p>
          </table:table-cell>
          <table:table-cell office:value-type="string" office:string-value="Portugal">
            <text:p>Portugal</text:p>
          </table:table-cell>
          <table:table-cell office:value-type="string" office:string-value="Viseu">
            <text:p>Viseu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Viseu">
            <text:p>Viseu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AnoMNSR01">
            <text:p>Por1500AnoMNSR01</text:p>
          </table:table-cell>
          <table:table-cell office:value-type="string" office:string-value="Japon">
            <text:p>Japon</text:p>
          </table:table-cell>
          <table:table-cell office:value-type="string" office:string-value="">
            <text:p/>
          </table:table-cell>
          <table:table-cell office:value-type="string" office:string-value="Japon">
            <text:p>Japon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E1600AnoMNSR">
            <text:p>PBE1600AnoMNSR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string" office:string-value="">
            <text:p/>
          </table:table-cell>
          <table:table-cell office:value-type="string" office:string-value="Pays-Bas espagnols (XVIIᵉ s)">
            <text:p>Pays-Bas espagnols (XVIIᵉ s)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AnoMNSR02">
            <text:p>Por1500AnoMNSR02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MNAA01">
            <text:p>Por1508FHenrMNAA01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MNAA02">
            <text:p>Por1508FHenrMNAA02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MNAA03">
            <text:p>Por1508FHenrMNAA03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MNAA04">
            <text:p>Por1508FHenrMNAA04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MNAA05">
            <text:p>Por1508FHenrMNAA05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5JAfoMNAA01">
            <text:p>Por1515JAfoMNAA01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5JAfoMNAA02">
            <text:p>Por1515JAfoMNAA02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5JAfoMNAA03">
            <text:p>Por1515JAfoMNAA03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5JAfoMNAA04">
            <text:p>Por1515JAfoMNAA04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5JAfoMNAA05">
            <text:p>Por1515JAfoMNAA05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5JAfoMNAA06">
            <text:p>Por1515JAfoMNAA06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5JAfoMNAA07">
            <text:p>Por1515JAfoMNAA07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MNAA06">
            <text:p>Por1508FHenrMNAA06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AnoMNAA01">
            <text:p>Por1520AnoMNAA01</text:p>
          </table:table-cell>
          <table:table-cell office:value-type="string" office:string-value="Portugal">
            <text:p>Portugal</text:p>
          </table:table-cell>
          <table:table-cell office:value-type="string" office:string-value="Lisbonne">
            <text:p>Lisbonne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Lisbonne">
            <text:p>Lisbo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5MdLouMNAA">
            <text:p>Por1515MdLouMNAA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3GLopMNAA01">
            <text:p>Por1523GLopMNAA01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3GLopMNAA02">
            <text:p>Por1523GLopMNAA02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3GLopMNAA03">
            <text:p>Por1523GLopMNAA03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3GLopMNAA04">
            <text:p>Por1523GLopMNAA04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3GLopMNAA05">
            <text:p>Por1523GLopMNAA05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3GLopMNAA06">
            <text:p>Por1523GLopMNAA06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3GLopMNAA07">
            <text:p>Por1523GLopMNAA07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3GLopMNAA08">
            <text:p>Por1523GLopMNAA08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3GLopMNAA09">
            <text:p>Por1523GLopMNAA09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9FCarloMNAA">
            <text:p>Por1529FCarloMNAA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FCarloMNAA01">
            <text:p>Por1520FCarloMNAA01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FCarloMNAA02">
            <text:p>Por1520FCarloMNAA02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FCarloMNAA03">
            <text:p>Por1520FCarloMNAA03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FCarloMNAA04">
            <text:p>Por1520FCarloMNAA04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5VFernaMNAA">
            <text:p>Por1525VFernaMNAA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VGilMNAA">
            <text:p>Por1520VGilMNAA</text:p>
          </table:table-cell>
          <table:table-cell office:value-type="string" office:string-value="Portugal">
            <text:p>Portugal</text:p>
          </table:table-cell>
          <table:table-cell office:value-type="string" office:string-value="Coimbra">
            <text:p>Coimbra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Coimbra">
            <text:p>Coimbra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1FigueMNAA">
            <text:p>Por1521FigueMNAA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AnoMNAA01">
            <text:p>PBa1500AnoMNAA01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AnoMNAA02">
            <text:p>PBa1500AnoMNAA02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AnoMNAA03">
            <text:p>PBa1500AnoMNAA03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MNAA01">
            <text:p>Ita1500AnoMNAA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CsSMNAA">
            <text:p>Ita1510CsSMNAA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5LMaMNAA">
            <text:p>Ita1515LMaMNAA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MNAA02">
            <text:p>Ita1500AnoMNAA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0QMetMNAA">
            <text:p>PBa1510QMetMNAA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0AnoMNAA01">
            <text:p>PBa1520AnoMNAA01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50AnoMNAA01">
            <text:p>PBa1550AnoMNAA01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602AlloMNAA">
            <text:p>Ita1602AlloMNAA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lorence">
            <text:p>Florenc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Florence">
            <text:p>Flore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0MGrossPraCSA">
            <text:p>SEm1490MGrossPraCSA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Salzbourg">
            <text:p>Salzbourg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Salzbourg">
            <text:p>Salzbourg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80AnoPraCSA">
            <text:p>SEm1480AnoPraCSA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Nuremberg (?)">
            <text:p>Nuremberg (?)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Nuremberg">
            <text:p>Nurember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SEm1540MIWPraCSA">
            <text:p>SEm1540MIWPraCSA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92DTeixMMIPO">
            <text:p>Por1592DTeixMMIPO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08AnoMMIPO">
            <text:p>Por1608AnoMMIPO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0MLAPraCSA01">
            <text:p>SEm1500MLAPraCSA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Prague (?)">
            <text:p>Prague (?)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Prague">
            <text:p>Pragu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SEm1520LCaPraCSA">
            <text:p>SEm1520LCaPraCSA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Wittenberg">
            <text:p>Wittenberg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Wittenberg">
            <text:p>Wittenberg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GHerlPraCSA">
            <text:p>SEm1520GHerlPraCSA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0MLAPraCSA02">
            <text:p>SEm1500MLAPraCSA02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MLAPraCSA01">
            <text:p>SEm1515MLAPraCSA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Prague">
            <text:p>Prague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Prague">
            <text:p>Prag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MLAPraCSA02">
            <text:p>SEm1515MLAPraCSA02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Prague">
            <text:p>Prague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Prague">
            <text:p>Prag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5AAlPraCSA">
            <text:p>SEm1525AAlPraCSA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2LCaPraCSA">
            <text:p>SEm1512LCaPraCSA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Wittenberg">
            <text:p>Wittenberg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Wittenberg">
            <text:p>Wittenberg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0MHKAPraCSA">
            <text:p>SEm1500MHKAPraCSA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Chrudim">
            <text:p>Chrudim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Chrudim">
            <text:p>Chrudim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0AnoPraCSA01">
            <text:p>SEm1510AnoPraCSA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475AnoMNAA01">
            <text:p>PBa1475AnoMNAA01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AnoMNAA04">
            <text:p>PBa1500AnoMNAA04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475AnoMNAA02">
            <text:p>PBa1475AnoMNAA02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AnoMNAA05">
            <text:p>PBa1500AnoMNAA05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AnoMNAA06">
            <text:p>PBa1500AnoMNAA06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Cologne (?)">
            <text:p>Cologne (?)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Cologne">
            <text:p>Cologn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PBa1500AnoMNAA07">
            <text:p>PBa1500AnoMNAA07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Cologne (?)">
            <text:p>Cologne (?)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Cologne">
            <text:p>Cologn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Esp1490AnoMNAA">
            <text:p>Esp1490AnoMNAA</text:p>
          </table:table-cell>
          <table:table-cell office:value-type="string" office:string-value="Espagne">
            <text:p>Espagne</text:p>
          </table:table-cell>
          <table:table-cell office:value-type="string" office:string-value="">
            <text:p/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495AnoMNAA">
            <text:p>Esp1495AnoMNAA</text:p>
          </table:table-cell>
          <table:table-cell office:value-type="string" office:string-value="Espagne">
            <text:p>Espagne</text:p>
          </table:table-cell>
          <table:table-cell office:value-type="string" office:string-value="">
            <text:p/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AnoMNAA01">
            <text:p>Esp1500AnoMNAA01</text:p>
          </table:table-cell>
          <table:table-cell office:value-type="string" office:string-value="Espagne">
            <text:p>Espagne</text:p>
          </table:table-cell>
          <table:table-cell office:value-type="string" office:string-value="">
            <text:p/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AnoMNAA02">
            <text:p>Esp1500AnoMNAA02</text:p>
          </table:table-cell>
          <table:table-cell office:value-type="string" office:string-value="Espagne">
            <text:p>Espagne</text:p>
          </table:table-cell>
          <table:table-cell office:value-type="string" office:string-value="">
            <text:p/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AnoMNAA03">
            <text:p>Esp1500AnoMNAA03</text:p>
          </table:table-cell>
          <table:table-cell office:value-type="string" office:string-value="Espagne">
            <text:p>Espagne</text:p>
          </table:table-cell>
          <table:table-cell office:value-type="string" office:string-value="">
            <text:p/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AnoMNAA04">
            <text:p>Esp1500AnoMNAA04</text:p>
          </table:table-cell>
          <table:table-cell office:value-type="string" office:string-value="Espagne">
            <text:p>Espagne</text:p>
          </table:table-cell>
          <table:table-cell office:value-type="string" office:string-value="">
            <text:p/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9QMetMNAA01">
            <text:p>PBa1509QMetMNAA01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9QMetMNAA02">
            <text:p>PBa1509QMetMNAA02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9QMetMNAA03">
            <text:p>PBa1509QMetMNAA03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0AnoMNAA">
            <text:p>PBa1520AnoMNAA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0MLAPraCSA01">
            <text:p>SEm1510MLAPraCSA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Prague">
            <text:p>Prague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Prague">
            <text:p>Prag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PraCh">
            <text:p>Ita1500AnoPraCh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75VeroPraCh">
            <text:p>Ita1575VeroPraCh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Venise">
            <text:p>Venise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Venise">
            <text:p>Venis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540HHJPraCh">
            <text:p>Ang1540HHJPraCh</text:p>
          </table:table-cell>
          <table:table-cell office:value-type="string" office:string-value="Angleterre">
            <text:p>Angleterre</text:p>
          </table:table-cell>
          <table:table-cell office:value-type="string" office:string-value="Londres">
            <text:p>Londres</text:p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  <table:table-cell office:value-type="string" office:string-value="Londres">
            <text:p>Londr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MOstenPraCh">
            <text:p>SEm1520MOstenPraCh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470GonNuMNAA01">
            <text:p>Por1470GonNuMNAA01</text:p>
          </table:table-cell>
          <table:table-cell office:value-type="string" office:string-value="Portugal">
            <text:p>Portugal</text:p>
          </table:table-cell>
          <table:table-cell office:value-type="string" office:string-value="Lisbonne">
            <text:p>Lisbonne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Lisbonne">
            <text:p>Lisbo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470GonNuMNAA02">
            <text:p>Por1470GonNuMNAA02</text:p>
          </table:table-cell>
          <table:table-cell office:value-type="string" office:string-value="Portugal">
            <text:p>Portugal</text:p>
          </table:table-cell>
          <table:table-cell office:value-type="string" office:string-value="Lisbonne">
            <text:p>Lisbonne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Lisbonne">
            <text:p>Lisbo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37VazMNAA">
            <text:p>Por1537VazMNAA</text:p>
          </table:table-cell>
          <table:table-cell office:value-type="string" office:string-value="Portugal">
            <text:p>Portugal</text:p>
          </table:table-cell>
          <table:table-cell office:value-type="string" office:string-value="Viseu">
            <text:p>Viseu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Viseu">
            <text:p>Viseu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FigueMNAA01">
            <text:p>Por1520FigueMNAA01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AnoMNAA01">
            <text:p>Por1500AnoMNAA01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40AnoMNAA01">
            <text:p>Por1540AnoMNAA01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5JAfoMNAA08">
            <text:p>Por1515JAfoMNAA08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50AnoMNAA01">
            <text:p>Por1550AnoMNAA01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50AnoMNAA02">
            <text:p>Por1550AnoMNAA02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0GranASH01">
            <text:p>Ita1520GranASH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0GranASH02">
            <text:p>Ita1520GranASH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0AnoASH">
            <text:p>SEm1490AnoASH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0AnoASH">
            <text:p>PBa1520AnoASH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AnoASH">
            <text:p>PBa1500AnoASH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55VenuASH">
            <text:p>Ita1555VenuASH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4HSchASH">
            <text:p>SEm1514HSchASH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41SellCCO">
            <text:p>Ita1441SellCCO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6RGarbCCO">
            <text:p>Ita1466RGarbCCO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LMaCCO">
            <text:p>Ita1480LMaCCO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9AnoMNAA01">
            <text:p>Por1519AnoMNAA01</text:p>
          </table:table-cell>
          <table:table-cell office:value-type="string" office:string-value="Portugal">
            <text:p>Portugal</text:p>
          </table:table-cell>
          <table:table-cell office:value-type="string" office:string-value="Lisbonne">
            <text:p>Lisbonne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Lisbonne">
            <text:p>Lisbo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49Md1MNAA">
            <text:p>Por1549Md1MNAA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AnoMNAA02">
            <text:p>Por1520AnoMNAA02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9AnoMNAA02">
            <text:p>Por1519AnoMNAA02</text:p>
          </table:table-cell>
          <table:table-cell office:value-type="string" office:string-value="Portugal">
            <text:p>Portugal</text:p>
          </table:table-cell>
          <table:table-cell office:value-type="string" office:string-value="Lisbonne">
            <text:p>Lisbonne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Lisbonne">
            <text:p>Lisbo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35GLopMNAA">
            <text:p>Por1535GLopMNAA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AnoMNAA02">
            <text:p>Por1500AnoMNAA02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30AnoMNAA01">
            <text:p>Por1530AnoMNAA01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40AnoMNAA02">
            <text:p>Por1540AnoMNAA02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MNAA07">
            <text:p>Por1508FHenrMNAA07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08DLPMNAA">
            <text:p>Por1608DLPMNAA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00AnoMNAA01">
            <text:p>Por1600AnoMNAA01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50AnoMNAA02">
            <text:p>PBa1550AnoMNAA02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AnoMNAA08">
            <text:p>PBa1500AnoMNAA08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AnoMNAA09">
            <text:p>PBa1500AnoMNAA09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600AnoMNAA">
            <text:p>Esp1600AnoMNAA</text:p>
          </table:table-cell>
          <table:table-cell office:value-type="string" office:string-value="Espagne">
            <text:p>Espagne</text:p>
          </table:table-cell>
          <table:table-cell office:value-type="string" office:string-value="">
            <text:p/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AnoMNAA03">
            <text:p>Por1500AnoMNAA03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50FdHMNAA">
            <text:p>Por1550FdHMNAA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40AnoMNAA03">
            <text:p>Por1540AnoMNAA03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40AnoMNAA04">
            <text:p>Por1540AnoMNAA04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AnoMNAA05">
            <text:p>Esp1500AnoMNAA05</text:p>
          </table:table-cell>
          <table:table-cell office:value-type="string" office:string-value="Espagne">
            <text:p>Espagne</text:p>
          </table:table-cell>
          <table:table-cell office:value-type="string" office:string-value="">
            <text:p/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FigueMNAA">
            <text:p>Por1500FigueMNAA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AnoMNAA03">
            <text:p>Por1520AnoMNAA03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00PaivMNAA">
            <text:p>Por1600PaivMNAA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700AnoMNAA01">
            <text:p>Ita1700AnoMNAA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MdSMNAA01">
            <text:p>Por1500MdSMNAA01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MdSMNAA02">
            <text:p>Por1500MdSMNAA02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MdSMNAA03">
            <text:p>Por1500MdSMNAA03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MdSMNAA04">
            <text:p>Por1500MdSMNAA04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MdSMNAA05">
            <text:p>Por1500MdSMNAA05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MdSMNAA06">
            <text:p>Por1500MdSMNAA06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00AnoMNAA02">
            <text:p>Por1600AnoMNAA02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00AnoMNAA03">
            <text:p>Por1600AnoMNAA03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E1648JvKMNAA">
            <text:p>PBE1648JvKMNAA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5AnoMNAA">
            <text:p>PBa1505AnoMNAA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00AnoMNAA04">
            <text:p>Por1600AnoMNAA04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600AnoMNAA">
            <text:p>Ita1600AnoMNAA</text:p>
          </table:table-cell>
          <table:table-cell office:value-type="string" office:string-value="Péninsule italienne (?)">
            <text:p>Péninsule italienne (?)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5LMaMNAA">
            <text:p>Ita1525LMaMNAA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AnoMNAA06">
            <text:p>Esp1500AnoMNAA06</text:p>
          </table:table-cell>
          <table:table-cell office:value-type="string" office:string-value="Espagne">
            <text:p>Espagne</text:p>
          </table:table-cell>
          <table:table-cell office:value-type="string" office:string-value="">
            <text:p/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75MBOMNAA">
            <text:p>Por1575MBOMNAA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37GFernaMNAA01">
            <text:p>Por1537GFernaMNAA01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00AnoMNAA05">
            <text:p>Por1600AnoMNAA05</text:p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s1600AnoMNAA">
            <text:p>As1600AnoMNAA</text:p>
          </table:table-cell>
          <table:table-cell office:value-type="string" office:string-value="Asie">
            <text:p>Asie</text:p>
          </table:table-cell>
          <table:table-cell office:value-type="string" office:string-value="">
            <text:p/>
          </table:table-cell>
          <table:table-cell office:value-type="string" office:string-value="Asie">
            <text:p>Asi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s1555AnoMNAA01">
            <text:p>As1555AnoMNAA01</text:p>
          </table:table-cell>
          <table:table-cell office:value-type="string" office:string-value="Asie">
            <text:p>Asie</text:p>
          </table:table-cell>
          <table:table-cell office:value-type="string" office:string-value="Goa">
            <text:p>Goa</text:p>
          </table:table-cell>
          <table:table-cell office:value-type="string" office:string-value="Asie">
            <text:p>Asie</text:p>
          </table:table-cell>
          <table:table-cell office:value-type="float" office:value="0">
            <text:p/>
          </table:table-cell>
          <table:table-cell office:value-type="string" office:string-value="Goa">
            <text:p>Goa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s1555AnoMNAA02">
            <text:p>As1555AnoMNAA02</text:p>
          </table:table-cell>
          <table:table-cell office:value-type="string" office:string-value="Asie">
            <text:p>Asie</text:p>
          </table:table-cell>
          <table:table-cell office:value-type="string" office:string-value="Goa">
            <text:p>Goa</text:p>
          </table:table-cell>
          <table:table-cell office:value-type="string" office:string-value="Asie">
            <text:p>Asie</text:p>
          </table:table-cell>
          <table:table-cell office:value-type="float" office:value="0">
            <text:p/>
          </table:table-cell>
          <table:table-cell office:value-type="string" office:string-value="Goa">
            <text:p>Goa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60CesuWall">
            <text:p>Ita1560CesuWall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545BettesTB">
            <text:p>Ang1545BettesTB</text:p>
          </table:table-cell>
          <table:table-cell office:value-type="string" office:string-value="Angleterre">
            <text:p>Angleterre</text:p>
          </table:table-cell>
          <table:table-cell office:value-type="string" office:string-value="">
            <text:p/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590AnoTB">
            <text:p>Ang1590AnoTB</text:p>
          </table:table-cell>
          <table:table-cell office:value-type="string" office:string-value="Angleterre">
            <text:p>Angleterre</text:p>
          </table:table-cell>
          <table:table-cell office:value-type="string" office:string-value="">
            <text:p/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DiBA">
            <text:p>Ita1500AnoDiBA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78MRoCoDiBA01">
            <text:p>SEm1478MRoCoDiBA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Strasbourg">
            <text:p>Strasbourg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Strasbourg">
            <text:p>Strasbourg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78MRoCoDiBA02">
            <text:p>SEm1478MRoCoDiBA02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Strasbourg">
            <text:p>Strasbourg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Strasbourg">
            <text:p>Strasbourg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540AnoHoly">
            <text:p>Ang1540AnoHoly</text:p>
          </table:table-cell>
          <table:table-cell office:value-type="string" office:string-value="Angleterre">
            <text:p>Angleterre</text:p>
          </table:table-cell>
          <table:table-cell office:value-type="string" office:string-value="">
            <text:p/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610AnoHoly">
            <text:p>Ang1610AnoHoly</text:p>
          </table:table-cell>
          <table:table-cell office:value-type="string" office:string-value="Angleterre">
            <text:p>Angleterre</text:p>
          </table:table-cell>
          <table:table-cell office:value-type="string" office:string-value="">
            <text:p/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LCaPraCh">
            <text:p>SEm1520LCaPraCh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0AnoPraCSA02">
            <text:p>SEm1510AnoPraCSA02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hème (?)">
            <text:p>Bohème (?)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Bohème">
            <text:p>Bohèm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SEm1510AnoPraCSA03">
            <text:p>SEm1510AnoPraCSA03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hème (?)">
            <text:p>Bohème (?)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Bohème">
            <text:p>Bohèm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SEm1510MLAPraCSA02">
            <text:p>SEm1510MLAPraCSA02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Prague">
            <text:p>Prague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Prague">
            <text:p>Prag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0MLAPraCSA03">
            <text:p>SEm1510MLAPraCSA03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Prague">
            <text:p>Prague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Prague">
            <text:p>Prag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80MCoxPraPS">
            <text:p>PBa1580MCoxPraPS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alines">
            <text:p>Malines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Malines">
            <text:p>Malin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1CaroPraPS">
            <text:p>Ita1501CaroPraPS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LCaPraPS01">
            <text:p>SEm1520LCaPraPS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5MIWPraPS">
            <text:p>SEm1525MIWPraPS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1MFLPraPS">
            <text:p>PBa1511MFLPraPS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7HWertPraPS">
            <text:p>SEm1517HWertPraPS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Landshut">
            <text:p>Landshut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Landshut">
            <text:p>Landshut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BStriPraPS">
            <text:p>SEm1515BStriPraPS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482EngePraPS">
            <text:p>PBa1482EngePraPS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Leyde (?)">
            <text:p>Leyde (?)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Leyde">
            <text:p>Leyd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SEm1490HHAPraPS">
            <text:p>SEm1490HHAPraPS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Augsbourg (?)">
            <text:p>Augsbourg (?)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Augsbourg">
            <text:p>Augsbour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SEm1509HHAPraPS01">
            <text:p>SEm1509HHAPraPS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9HHAPraPS02">
            <text:p>SEm1509HHAPraPS02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2PVenPraPS">
            <text:p>Ita1502PVenPraPS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5LBreaPraPSt01">
            <text:p>Ita1495LBreaPraPSt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5LBreaPraPSt02">
            <text:p>Ita1495LBreaPraPSt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DFerrPraPSt">
            <text:p>Ita1510DFerrPraPSt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482EngePraPSt">
            <text:p>PBa1482EngePraPSt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Leyde (?)">
            <text:p>Leyde (?)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Leyde">
            <text:p>Leyd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PBa1525AnoPraPSt">
            <text:p>PBa1525AnoPraPSt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0AnoPraPSt">
            <text:p>PBa1510AnoPraPSt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493MFrPraPSt">
            <text:p>PBa1493MFrPraPSt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6MGutJPraPSt">
            <text:p>SEm1506MGutJPraPSt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Constance (?)">
            <text:p>Constance (?)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Constance">
            <text:p>Constanc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SEm1516HBGPraPSt">
            <text:p>SEm1516HBGPraPSt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Fribourg">
            <text:p>Fribourg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Fribourg">
            <text:p>Fribourg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9HRaphPraPSt01">
            <text:p>SEm1499HRaphPraPSt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Göttingen">
            <text:p>Göttingen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Göttingen">
            <text:p>Göttingen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9HRaphPraPSt02">
            <text:p>SEm1499HRaphPraPSt02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Göttingen">
            <text:p>Göttingen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Göttingen">
            <text:p>Göttingen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9HRaphPraPSt03">
            <text:p>SEm1499HRaphPraPSt03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Göttingen">
            <text:p>Göttingen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Göttingen">
            <text:p>Göttingen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9HRaphPraPSt04">
            <text:p>SEm1499HRaphPraPSt04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Göttingen">
            <text:p>Göttingen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Göttingen">
            <text:p>Göttingen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9HRaphPraPSt05">
            <text:p>SEm1499HRaphPraPSt05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Göttingen">
            <text:p>Göttingen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Göttingen">
            <text:p>Göttingen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9HRaphPraPSt06">
            <text:p>SEm1499HRaphPraPSt06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Göttingen">
            <text:p>Göttingen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Göttingen">
            <text:p>Göttingen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9HRaphPraPSt07">
            <text:p>SEm1499HRaphPraPSt07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Göttingen">
            <text:p>Göttingen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Göttingen">
            <text:p>Göttingen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9HRaphPraPSt08">
            <text:p>SEm1499HRaphPraPSt08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Göttingen">
            <text:p>Göttingen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Göttingen">
            <text:p>Göttingen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9HRaphPraPSt09">
            <text:p>SEm1499HRaphPraPSt09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Göttingen">
            <text:p>Göttingen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Göttingen">
            <text:p>Göttingen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9HRaphPraPSt10">
            <text:p>SEm1499HRaphPraPSt10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Göttingen">
            <text:p>Göttingen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Göttingen">
            <text:p>Göttingen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9HRaphPraPSt11">
            <text:p>SEm1499HRaphPraPSt1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Göttingen">
            <text:p>Göttingen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Göttingen">
            <text:p>Göttingen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9HRaphPraPSt12">
            <text:p>SEm1499HRaphPraPSt12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Göttingen">
            <text:p>Göttingen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Göttingen">
            <text:p>Göttingen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9HRaphPraPSt13">
            <text:p>SEm1499HRaphPraPSt13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Göttingen">
            <text:p>Göttingen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  <table:table-cell office:value-type="string" office:string-value="Göttingen">
            <text:p>Göttingen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xlink="http://www.w3.org/1999/xlink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xlink="http://www.w3.org/1999/xlink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